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2.75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2" office:value-type="string">
            <text:p>Crivo (PBS)</text:p>
          </table:table-cell>
          <table:table-cell table:style-name="ce2" office:value-type="string">
            <text:p>Fatorial (PBS)</text:p>
          </table:table-cell>
          <table:table-cell table:style-name="ce2" office:value-type="string">
            <text:p>Crivo</text:p>
          </table:table-cell>
          <table:table-cell table:style-name="ce2" office:value-type="string">
            <text:p>Fatorial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4" office:value-type="float" office:value="94.825">
            <text:p>94,825</text:p>
          </table:table-cell>
          <table:table-cell table:style-name="ce4" office:value-type="float" office:value="160.471">
            <text:p>160,471</text:p>
          </table:table-cell>
          <table:table-cell table:style-name="ce4" office:value-type="float" office:value="41.922">
            <text:p>41,922</text:p>
          </table:table-cell>
          <table:table-cell table:style-name="ce4" office:value-type="float" office:value="81.127">
            <text:p>81,127</text:p>
          </table:table-cell>
          <table:table-cell/>
          <table:table-cell>
            <draw:frame table:end-cell-address="Planilha1.N22" table:end-x="1.177cm" table:end-y="0.08cm" draw:z-index="0" draw:style-name="gr1" svg:width="15.264cm" svg:height="8.584cm" svg:x="2.243cm" svg:y="0.001cm">
              <draw:object draw:notify-on-update-of-ranges="Planilha1.A2:Planilha1.A11 Planilha1.B1:Planilha1.B1 Planilha1.B2:Planilha1.B11 Planilha1.D1:Planilha1.D1 Planilha1.D2:Planilha1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4" office:value-type="float" office:value="485.059">
            <text:p>485,059</text:p>
          </table:table-cell>
          <table:table-cell table:style-name="ce4" office:value-type="float" office:value="314.8">
            <text:p>314,800</text:p>
          </table:table-cell>
          <table:table-cell table:style-name="ce4" office:value-type="float" office:value="203.112">
            <text:p>203,112</text:p>
          </table:table-cell>
          <table:table-cell table:style-name="ce4" office:value-type="float" office:value="209.493">
            <text:p>209,493</text:p>
          </table:table-cell>
          <table:table-cell table:number-columns-repeated="7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1171.942">
            <text:p>1171,942</text:p>
          </table:table-cell>
          <table:table-cell table:style-name="ce4" office:value-type="float" office:value="1174.948">
            <text:p>1174,948</text:p>
          </table:table-cell>
          <table:table-cell table:style-name="ce4" office:value-type="float" office:value="670.86">
            <text:p>670,860</text:p>
          </table:table-cell>
          <table:table-cell table:style-name="ce4" office:value-type="float" office:value="678.966">
            <text:p>678,966</text:p>
          </table:table-cell>
          <table:table-cell table:number-columns-repeated="7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float" office:value="2252.845">
            <text:p>2252,845</text:p>
          </table:table-cell>
          <table:table-cell table:style-name="ce4" office:value-type="float" office:value="2495.614">
            <text:p>2495,614</text:p>
          </table:table-cell>
          <table:table-cell table:style-name="ce4" office:value-type="float" office:value="1409.316">
            <text:p>1409,316</text:p>
          </table:table-cell>
          <table:table-cell table:style-name="ce4" office:value-type="float" office:value="1562.859">
            <text:p>1562,859</text:p>
          </table:table-cell>
          <table:table-cell table:number-columns-repeated="7"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4" office:value-type="float" office:value="3395.774">
            <text:p>3395,774</text:p>
          </table:table-cell>
          <table:table-cell table:style-name="ce4"/>
          <table:table-cell table:style-name="ce4" office:value-type="float" office:value="2882.322">
            <text:p>2882,322</text:p>
          </table:table-cell>
          <table:table-cell table:style-name="ce4" office:value-type="float" office:value="3148.473">
            <text:p>3148,473</text:p>
          </table:table-cell>
          <table:table-cell table:number-columns-repeated="7"/>
        </table:table-row>
        <table:table-row table:style-name="ro1">
          <table:table-cell table:style-name="ce2" office:value-type="float" office:value="300">
            <text:p>300</text:p>
          </table:table-cell>
          <table:table-cell table:style-name="ce4" office:value-type="float" office:value="6486.079">
            <text:p>6486,079</text:p>
          </table:table-cell>
          <table:table-cell table:style-name="ce4" table:number-columns-repeated="2"/>
          <table:table-cell table:style-name="ce4" office:value-type="float" office:value="5142.638">
            <text:p>5142,638</text:p>
          </table:table-cell>
          <table:table-cell table:number-columns-repeated="7"/>
        </table:table-row>
        <table:table-row table:style-name="ro1">
          <table:table-cell table:style-name="ce2" office:value-type="float" office:value="350">
            <text:p>350</text:p>
          </table:table-cell>
          <table:table-cell table:style-name="ce4" office:value-type="float" office:value="11080.863">
            <text:p>11080,863</text:p>
          </table:table-cell>
          <table:table-cell table:style-name="ce4" table:number-columns-repeated="3"/>
          <table:table-cell table:number-columns-repeated="7"/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4" office:value-type="float" office:value="14989.901">
            <text:p>14989,901</text:p>
          </table:table-cell>
          <table:table-cell table:style-name="ce4" table:number-columns-repeated="3"/>
          <table:table-cell table:number-columns-repeated="7"/>
        </table:table-row>
        <table:table-row table:style-name="ro1">
          <table:table-cell table:style-name="ce2" office:value-type="float" office:value="450">
            <text:p>450</text:p>
          </table:table-cell>
          <table:table-cell table:style-name="ce4" office:value-type="float" office:value="21950.332">
            <text:p>21950,332</text:p>
          </table:table-cell>
          <table:table-cell table:style-name="ce4" table:number-columns-repeated="3"/>
          <table:table-cell table:number-columns-repeated="7"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4" office:value-type="float" office:value="28239.035">
            <text:p>28239,035</text:p>
          </table:table-cell>
          <table:table-cell table:style-name="ce4" table:number-columns-repeated="3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>
            <draw:frame table:end-cell-address="Planilha1.G33" table:end-x="1.49cm" table:end-y="0.424cm" draw:z-index="1" draw:style-name="gr1" svg:width="14.741cm" svg:height="8.584cm" svg:x="0.614cm" svg:y="0.345cm">
              <draw:object draw:notify-on-update-of-ranges="Planilha1.A2:Planilha1.A11 Planilha1.C1:Planilha1.C1 Planilha1.C2:Planilha1.C5 Planilha1.E1:Planilha1.E1 Planilha1.E2:Planilha1.E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Média Tempo de Preparo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table:style-name="ce1"/>
          <table:table-cell table:style-name="ce2" office:value-type="string">
            <text:p>Crivo (PBS)</text:p>
          </table:table-cell>
          <table:table-cell table:style-name="ce2" office:value-type="string">
            <text:p>Fatorial (PBS)</text:p>
          </table:table-cell>
          <table:table-cell table:style-name="ce2" office:value-type="string">
            <text:p>Crivo</text:p>
          </table:table-cell>
          <table:table-cell table:style-name="ce2" office:value-type="string">
            <text:p>Fatorial</text:p>
          </table:table-cell>
        </table:table-row>
        <table:table-row table:style-name="ro1">
          <table:table-cell table:number-columns-repeated="7"/>
          <table:table-cell table:style-name="ce2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2.16">
            <text:p>2,160</text:p>
          </table:table-cell>
          <table:table-cell table:style-name="ce4" office:value-type="float" office:value="0.64">
            <text:p>0,640</text:p>
          </table:table-cell>
        </table:table-row>
        <table:table-row table:style-name="ro1">
          <table:table-cell table:number-columns-repeated="7"/>
          <table:table-cell table:style-name="ce2" office:value-type="float" office:value="100">
            <text:p>100</text:p>
          </table:table-cell>
          <table:table-cell table:style-name="ce4" table:number-columns-repeated="2"/>
          <table:table-cell table:style-name="ce4" office:value-type="float" office:value="2.69">
            <text:p>2,690</text:p>
          </table:table-cell>
          <table:table-cell table:style-name="ce4" office:value-type="float" office:value="0.51">
            <text:p>0,510</text:p>
          </table:table-cell>
        </table:table-row>
        <table:table-row table:style-name="ro1">
          <table:table-cell table:number-columns-repeated="7"/>
          <table:table-cell table:style-name="ce2" office:value-type="float" office:value="150">
            <text:p>150</text:p>
          </table:table-cell>
          <table:table-cell table:style-name="ce4" table:number-columns-repeated="2"/>
          <table:table-cell table:style-name="ce4" office:value-type="float" office:value="2.77">
            <text:p>2,770</text:p>
          </table:table-cell>
          <table:table-cell table:style-name="ce4"/>
        </table:table-row>
        <table:table-row table:style-name="ro1">
          <table:table-cell table:number-columns-repeated="7"/>
          <table:table-cell table:style-name="ce2" office:value-type="float" office:value="200">
            <text:p>200</text:p>
          </table:table-cell>
          <table:table-cell table:style-name="ce4" table:number-columns-repeated="2"/>
          <table:table-cell table:style-name="ce4" office:value-type="float" office:value="2.24">
            <text:p>2,240</text:p>
          </table:table-cell>
          <table:table-cell table:style-name="ce4"/>
        </table:table-row>
        <table:table-row table:style-name="ro1">
          <table:table-cell table:number-columns-repeated="7"/>
          <table:table-cell table:style-name="ce2" office:value-type="float" office:value="250">
            <text:p>250</text:p>
          </table:table-cell>
          <table:table-cell table:style-name="ce4" table:number-columns-repeated="2"/>
          <table:table-cell table:style-name="ce4" office:value-type="float" office:value="2.12">
            <text:p>2,120</text:p>
          </table:table-cell>
          <table:table-cell table:style-name="ce4"/>
        </table:table-row>
        <table:table-row table:style-name="ro1">
          <table:table-cell table:number-columns-repeated="7"/>
          <table:table-cell table:style-name="ce2" office:value-type="float" office:value="300">
            <text:p>300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 office:value-type="float" office:value="350">
            <text:p>350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 office:value-type="float" office:value="400">
            <text:p>400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 office:value-type="float" office:value="450">
            <text:p>450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 office:value-type="float" office:value="500">
            <text:p>500</text:p>
          </table:table-cell>
          <table:table-cell table:style-name="ce4"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Para os gráficos acima, notamos que a medida que aumenta o nro de tarefas aumenta proporcionalmente o tempo total da execução</text:p>
          </table:table-cell>
          <table:table-cell table:number-columns-repeated="11"/>
        </table:table-row>
        <table:table-row table:style-name="ro1">
          <table:table-cell office:value-type="string">
            <text:p>esse é o resultado esperado, uma vez que o aumento de tarefa implica no aumento da complexidade total da aplicação</text:p>
          </table:table-cell>
          <table:table-cell table:number-columns-repeated="11"/>
        </table:table-row>
        <table:table-row table:style-name="ro1">
          <table:table-cell office:value-type="string">
            <text:p>e portanto a quantidade de ciclos de cpu necessário para executar a aplicação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<text:s/>Quando aumento de 150 para 300 tarefas temos um aumento de 100% do número de tarefas mas isso não é apenas 100% pois o custo de</text:p>
          </table:table-cell>
          <table:table-cell table:style-name="ce6" table:number-columns-repeated="4"/>
          <table:table-cell table:style-name="ce3" table:number-columns-repeated="5"/>
          <table:table-cell table:number-columns-repeated="2"/>
        </table:table-row>
        <table:table-row table:style-name="ro1">
          <table:table-cell table:style-name="ce3" office:value-type="string">
            <text:p>gerência também é aumentado. Portanto o aumento esperado era maior</text:p>
          </table:table-cell>
          <table:table-cell table:style-name="ce6" table:number-columns-repeated="4"/>
          <table:table-cell table:style-name="ce3" table:number-columns-repeated="5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atorial é determinísco e o crivo não é determinístico. Crivo é um exemplo de aplicação real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 impossibilidade de escalar o mesmo número de AppMan-RR com tarefas submetidas para o AppMan-PBS é um problema de gerência do AppMan no momento do recebimento dos resultados das tarefas.</text:p>
          </table:table-cell>
          <table:table-cell table:number-columns-repeated="11"/>
        </table:table-row>
        <table:table-row table:style-name="ro1">
          <table:table-cell office:value-type="string">
            <text:p>AppMan-RR</text:p>
          </table:table-cell>
          <table:table-cell table:number-columns-repeated="11"/>
        </table:table-row>
        <table:table-row table:style-name="ro1" table:number-rows-repeated="6548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8">18/06/2008</text:date>, <text:time>23:32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onismar</meta:initial-creator>
    <meta:creation-date>2008-06-16T21:14:45</meta:creation-date>
    <dc:creator>Tonismar</dc:creator>
    <dc:date>2008-06-18T23:32:21</dc:date>
    <meta:editing-cycles>27</meta:editing-cycles>
    <meta:editing-duration>PT10H59M20S</meta:editing-duration>
    <meta:user-defined meta:name="Info 1"/>
    <meta:user-defined meta:name="Info 2"/>
    <meta:user-defined meta:name="Info 3"/>
    <meta:user-defined meta:name="Info 4"/>
    <meta:document-statistic meta:table-count="3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text-properties fo:font-family="FreeMono" style:font-style-name="Negreta" style:font-family-generic="modern" style:font-pitch="fixed" fo:font-size="13pt" fo:font-weight="bold" style:font-size-asian="13pt" style:font-size-complex="13pt"/>
    </style:style>
    <style:style style:name="ch3" style:family="chart">
      <style:text-properties fo:font-family="FreeMono" style:font-style-name="Normal" style:font-family-generic="modern" style:font-pitch="fixed" fo:font-size="11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 chart:error-upper-indicator="true" chart:error-lower-indicator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family="FreeMono" style:font-style-name="Normal" style:font-family-generic="modern" style:font-pitch="fixed" fo:font-size="9pt" fo:font-weight="bold" style:font-size-asian="9pt" style:font-size-complex="9pt"/>
    </style:style>
    <style:style style:name="ch8" style:family="chart" style:data-style-name="N107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family="FreeMono" style:font-style-name="Normal" style:font-family-generic="modern" style:font-pitch="fixed"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 chart:error-upper-indicator="true" chart:error-lower-indicator="true"/>
      <style:graphic-properties draw:fill-color="#004586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 chart:error-upper-indicator="true" chart:error-lower-indicator="tru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65cm" svg:height="8.585cm" chart:class="chart:bar" chart:style-name="ch1">
        <chart:title svg:x="4.632cm" svg:y="0.172cm" chart:style-name="ch2">
          <text:p>AppMan x AppMan (PBS)</text:p>
        </chart:title>
        <chart:subtitle svg:x="3.792cm" svg:y="0.85cm" chart:style-name="ch3">
          <text:p>Aplicação Crivo de Erastótenes</text:p>
        </chart:subtitle>
        <chart:legend chart:legend-position="end" svg:x="12.753cm" svg:y="3.803cm" chart:style-name="ch4"/>
        <chart:plot-area chart:style-name="ch5" table:cell-range-address="Planilha1.A2:Planilha1.B11 Planilha1.B1:Planilha1.B11 Planilha1.D1:Planilha1.D6 Planilha1.A1:Planilha1.A1" chart:data-source-has-labels="both" svg:x="0.396cm" svg:y="1.72cm" svg:width="12.046cm" svg:height="6.433cm">
          <chart:axis chart:dimension="x" chart:name="primary-x" chart:style-name="ch6">
            <chart:title svg:x="5.597cm" svg:y="7.856cm" chart:style-name="ch7">
              <text:p>Nro de Tarefas</text:p>
            </chart:title>
            <chart:categories table:cell-range-address="Planilha1.A2:Planilha1.A11"/>
          </chart:axis>
          <chart:axis chart:dimension="y" chart:name="primary-y" chart:style-name="ch8">
            <chart:title svg:x="0.305cm" svg:y="5.061cm" chart:style-name="ch9">
              <text:p>Tempo (s)</text:p>
            </chart:title>
            <chart:grid chart:style-name="ch10" chart:class="major"/>
          </chart:axis>
          <chart:series chart:style-name="ch11" chart:values-cell-range-address="Planilha1.B2:Planilha1.B11" chart:label-cell-address="Planilha1.B1:Planilha1.B1" chart:class="chart:bar">
            <chart:data-point chart:repeated="10"/>
          </chart:series>
          <chart:series chart:style-name="ch12" chart:values-cell-range-address="Planilha1.D2:Planilha1.D6" chart:label-cell-address="Planilha1.D1:Planilha1.D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vo (PBS)</text:p>
              </table:table-cell>
              <table:table-cell office:value-type="string">
                <text:p>Crivo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</table:table-cell>
              <table:table-cell office:value-type="float" office:value="94.825">
                <text:p>94.825</text:p>
              </table:table-cell>
              <table:table-cell office:value-type="float" office:value="41.922">
                <text:p>41.9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5.059">
                <text:p>485.059</text:p>
              </table:table-cell>
              <table:table-cell office:value-type="float" office:value="203.112">
                <text:p>203.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1.942">
                <text:p>1171.942</text:p>
              </table:table-cell>
              <table:table-cell office:value-type="float" office:value="670.86">
                <text:p>670.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52.845">
                <text:p>2252.845</text:p>
              </table:table-cell>
              <table:table-cell office:value-type="float" office:value="1409.316">
                <text:p>1409.3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95.774">
                <text:p>3395.774</text:p>
              </table:table-cell>
              <table:table-cell office:value-type="float" office:value="2882.322">
                <text:p>2882.3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86.079">
                <text:p>6486.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080.863">
                <text:p>11080.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989.901">
                <text:p>14989.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950.332">
                <text:p>21950.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239.035">
                <text:p>28239.0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solid" svg:stroke-width="0.1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family="FreeMono" style:font-style-name="Negreta" style:font-family-generic="modern" style:font-pitch="fixed" fo:font-size="13pt" fo:font-weight="bold" style:font-size-asian="13pt" style:font-size-complex="13pt"/>
    </style:style>
    <style:style style:name="ch3" style:family="chart">
      <style:text-properties fo:font-family="FreeMono" style:font-style-name="Normal" style:font-family-generic="modern" style:font-pitch="fixed" fo:font-size="11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 chart:error-upper-indicator="true" chart:error-lower-indicator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family="FreeMono" style:font-style-name="Normal" style:font-family-generic="modern" style:font-pitch="fixed" fo:font-size="9pt" fo:font-weight="bold" style:font-size-asian="9pt" style:font-size-complex="9pt"/>
    </style:style>
    <style:style style:name="ch8" style:family="chart" style:data-style-name="N107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family="FreeMono" style:font-style-name="Normal" style:font-family-generic="modern" style:font-pitch="fixed"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 chart:error-upper-indicator="true" chart:error-lower-indicator="true"/>
      <style:graphic-properties draw:fill-color="#004586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 chart:error-upper-indicator="true" chart:error-lower-indicator="tru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742cm" svg:height="8.585cm" chart:class="chart:bar" chart:style-name="ch1">
        <chart:title svg:x="4.475cm" svg:y="0.172cm" chart:style-name="ch2">
          <text:p>AppMan x AppMan (PBS)</text:p>
        </chart:title>
        <chart:subtitle svg:x="5.082cm" svg:y="0.906cm" chart:style-name="ch3">
          <text:p>Aplicação Fatorial</text:p>
        </chart:subtitle>
        <chart:legend chart:legend-position="end" svg:x="12.317cm" svg:y="3.803cm" chart:style-name="ch4"/>
        <chart:plot-area chart:style-name="ch5" table:cell-range-address="Planilha1.A1:Planilha1.A11 Planilha1.C1:Planilha1.C5 Planilha1.E1:Planilha1.E7" chart:data-source-has-labels="both" svg:x="0.382cm" svg:y="1.72cm" svg:width="11.634cm" svg:height="6.433cm">
          <chart:axis chart:dimension="x" chart:name="primary-x" chart:style-name="ch6">
            <chart:title svg:x="5.406cm" svg:y="7.856cm" chart:style-name="ch7">
              <text:p>Nro de Tarefas</text:p>
            </chart:title>
            <chart:categories table:cell-range-address="Planilha1.A2:Planilha1.A11"/>
          </chart:axis>
          <chart:axis chart:dimension="y" chart:name="primary-y" chart:style-name="ch8">
            <chart:title svg:x="0.295cm" svg:y="5.061cm" chart:style-name="ch9">
              <text:p>Tempo (s)</text:p>
            </chart:title>
            <chart:grid chart:style-name="ch10" chart:class="major"/>
          </chart:axis>
          <chart:series chart:style-name="ch11" chart:values-cell-range-address="Planilha1.C2:Planilha1.C5" chart:label-cell-address="Planilha1.C1:Planilha1.C1" chart:class="chart:bar">
            <chart:data-point chart:repeated="4"/>
          </chart:series>
          <chart:series chart:style-name="ch12" chart:values-cell-range-address="Planilha1.E2:Planilha1.E7" chart:label-cell-address="Planilha1.E1:Planilha1.E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orial (PBS)</text:p>
              </table:table-cell>
              <table:table-cell office:value-type="string">
                <text:p>Fatorial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</table:table-cell>
              <table:table-cell office:value-type="float" office:value="160.471">
                <text:p>160.471</text:p>
              </table:table-cell>
              <table:table-cell office:value-type="float" office:value="81.127">
                <text:p>81.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.8">
                <text:p>314.8</text:p>
              </table:table-cell>
              <table:table-cell office:value-type="float" office:value="209.493">
                <text:p>209.4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4.948">
                <text:p>1174.948</text:p>
              </table:table-cell>
              <table:table-cell office:value-type="float" office:value="678.966">
                <text:p>678.9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95.614">
                <text:p>2495.614</text:p>
              </table:table-cell>
              <table:table-cell office:value-type="float" office:value="1562.859">
                <text:p>1562.8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3148.473">
                <text:p>3148.4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5142.638">
                <text:p>5142.6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